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e11" officeooo:paragraph-rsid="00000e11"/>
    </style:style>
    <style:style style:name="T1" style:family="text">
      <style:text-properties officeooo:rsid="00000e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ce that</text:p>
      <text:p text:style-name="Standard">the on<text:span text:style-name="T1">ly</text:span> places <text:span text:style-name="T1">I</text:span> used <text:span text:style-name="T1">semaphores</text:span> is in the stack part</text:p>
      <text:p text:style-name="Standard"/>
      <text:p text:style-name="P1">In the insert and search method which has to work with the shared resource and it may cause race condition and is a critical section</text:p>
      <text:p text:style-name="P1">So I used to types of semaphores:</text:p>
      <text:p text:style-name="P1">one of them works as a lock</text:p>
      <text:p text:style-name="P1">one of them has different initial value() that I explained in README</text:p>
      <text:p text:style-name="P1"/>
      <text:p text:style-name="P1"/>
      <text:p text:style-name="P1">Each time I insert the value of empty reduces by 1 until it becomes 0 that waits for a signal</text:p>
      <text:p text:style-name="P1">and when it is done the value of full is increased and in the search part it starts because it the value changes from zero to one and continue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0:11:18.240319803</meta:creation-date>
    <dc:date>2018-11-06T00:19:10.006140877</dc:date>
    <meta:editing-duration>PT7M56S</meta:editing-duration>
    <meta:editing-cycles>1</meta:editing-cycles>
    <meta:document-statistic meta:table-count="0" meta:image-count="0" meta:object-count="0" meta:page-count="1" meta:paragraph-count="8" meta:word-count="113" meta:character-count="562" meta:non-whitespace-character-count="457"/>
    <meta:generator>LibreOffice/6.0.3.2$Linux_X86_64 LibreOffice_project/00m0$Build-2</meta:generator>
  </office:meta>
</office:document-meta>
</file>